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Roboto" svg:font-family="Roboto"/>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2">
      <style:paragraph-properties fo:margin-top="0cm" fo:margin-bottom="0cm" style:contextual-spacing="false" fo:text-align="justify" style:justify-single-word="false" fo:orphans="2" fo:widows="2"/>
      <style:text-properties fo:font-weight="normal" officeooo:rsid="0019558d" officeooo:paragraph-rsid="001be6c3" style:font-weight-asian="normal" style:font-weight-complex="normal"/>
    </style:style>
    <style:style style:name="P2" style:family="paragraph" style:parent-style-name="Text_20_body">
      <style:paragraph-properties fo:margin-top="0cm" fo:margin-bottom="0cm" style:contextual-spacing="false" fo:text-align="justify" style:justify-single-word="false" fo:orphans="2" fo:widows="2"/>
      <style:text-properties fo:font-variant="normal" fo:text-transform="none" fo:color="#1d2125" loext:opacity="100%" style:font-name="Roboto" fo:font-size="9pt" fo:letter-spacing="normal" fo:font-style="normal" fo:font-weight="normal" officeooo:rsid="0019558d" officeooo:paragraph-rsid="0019558d"/>
    </style:style>
    <style:style style:name="P3" style:family="paragraph" style:parent-style-name="Text_20_body" style:list-style-name="L2">
      <style:paragraph-properties fo:margin-top="0cm" fo:margin-bottom="0cm" style:contextual-spacing="false" fo:text-align="justify" style:justify-single-word="false" fo:orphans="2" fo:widows="2"/>
      <style:text-properties fo:font-variant="normal" fo:text-transform="none" fo:color="#1d2125" loext:opacity="100%" style:font-name="Roboto" fo:font-size="9pt" fo:letter-spacing="normal" fo:font-style="normal" fo:font-weight="normal" officeooo:rsid="001dcd9b" officeooo:paragraph-rsid="001dcd9b"/>
    </style:style>
    <style:style style:name="P4" style:family="paragraph" style:parent-style-name="Text_20_body">
      <style:paragraph-properties fo:margin-top="0cm" fo:margin-bottom="0cm" style:contextual-spacing="false" fo:text-align="justify" style:justify-single-word="false" fo:orphans="2" fo:widows="2"/>
      <style:text-properties fo:font-variant="normal" fo:text-transform="none" fo:color="#1d2125" loext:opacity="100%" style:font-name="Roboto" fo:font-size="9pt" fo:letter-spacing="normal" fo:font-style="normal" fo:font-weight="normal" officeooo:paragraph-rsid="0019558d"/>
    </style:style>
    <style:style style:name="P5" style:family="paragraph" style:parent-style-name="Text_20_body">
      <style:paragraph-properties fo:margin-top="0cm" fo:margin-bottom="0cm" style:contextual-spacing="false" fo:text-align="justify" style:justify-single-word="false" fo:orphans="2" fo:widows="2"/>
      <style:text-properties fo:font-variant="normal" fo:text-transform="none" fo:color="#1d2125" loext:opacity="100%" style:font-name="Roboto" fo:font-size="9pt" fo:letter-spacing="normal" fo:font-style="normal" fo:font-weight="normal" officeooo:paragraph-rsid="001be6c3"/>
    </style:style>
    <style:style style:name="P6" style:family="paragraph" style:parent-style-name="Text_20_body" style:list-style-name="L2">
      <style:paragraph-properties fo:margin-top="0cm" fo:margin-bottom="0cm" style:contextual-spacing="false" fo:text-align="justify" style:justify-single-word="false" fo:orphans="2" fo:widows="2"/>
      <style:text-properties officeooo:rsid="0019558d" officeooo:paragraph-rsid="001ad313"/>
    </style:style>
    <style:style style:name="P7" style:family="paragraph" style:parent-style-name="Text_20_body" style:list-style-name="L2">
      <style:paragraph-properties fo:margin-top="0cm" fo:margin-bottom="0cm" style:contextual-spacing="false" fo:text-align="justify" style:justify-single-word="false" fo:orphans="2" fo:widows="2"/>
      <style:text-properties officeooo:rsid="0019558d" officeooo:paragraph-rsid="001be6c3"/>
    </style:style>
    <style:style style:name="P8" style:family="paragraph" style:parent-style-name="Text_20_body" style:list-style-name="L2">
      <style:paragraph-properties fo:margin-top="0cm" fo:margin-bottom="0cm" style:contextual-spacing="false" fo:text-align="justify" style:justify-single-word="false" fo:orphans="2" fo:widows="2"/>
      <style:text-properties officeooo:rsid="001dcd9b" officeooo:paragraph-rsid="001dcd9b"/>
    </style:style>
    <style:style style:name="P9" style:family="paragraph" style:parent-style-name="Text_20_body" style:list-style-name="L2">
      <style:paragraph-properties fo:margin-top="0cm" fo:margin-bottom="0cm" style:contextual-spacing="false" fo:text-align="justify" style:justify-single-word="false" fo:orphans="2" fo:widows="2"/>
      <style:text-properties officeooo:paragraph-rsid="0019558d"/>
    </style:style>
    <style:style style:name="P10" style:family="paragraph" style:parent-style-name="Text_20_body" style:list-style-name="L2">
      <style:paragraph-properties fo:margin-top="0cm" fo:margin-bottom="0cm" style:contextual-spacing="false" fo:text-align="justify" style:justify-single-word="false" fo:orphans="2" fo:widows="2"/>
      <style:text-properties officeooo:paragraph-rsid="001b046e"/>
    </style:style>
    <style:style style:name="P11" style:family="paragraph" style:parent-style-name="Text_20_body" style:list-style-name="L2">
      <style:paragraph-properties fo:margin-top="0cm" fo:margin-bottom="0cm" style:contextual-spacing="false" fo:text-align="justify" style:justify-single-word="false" fo:orphans="2" fo:widows="2"/>
      <style:text-properties officeooo:paragraph-rsid="001be1df"/>
    </style:style>
    <style:style style:name="P12" style:family="paragraph" style:parent-style-name="Text_20_body" style:list-style-name="L2">
      <style:paragraph-properties fo:margin-top="0cm" fo:margin-bottom="0cm" style:contextual-spacing="false" fo:text-align="justify" style:justify-single-word="false" fo:orphans="2" fo:widows="2"/>
      <style:text-properties officeooo:paragraph-rsid="001be6c3"/>
    </style:style>
    <style:style style:name="P13" style:family="paragraph" style:parent-style-name="Text_20_body">
      <style:paragraph-properties fo:margin-top="0cm" fo:margin-bottom="0cm" style:contextual-spacing="false" fo:text-align="justify" style:justify-single-word="false" fo:orphans="2" fo:widows="2"/>
      <style:text-properties officeooo:paragraph-rsid="001be1df"/>
    </style:style>
    <style:style style:name="T1" style:family="text">
      <style:text-properties fo:font-variant="normal" fo:text-transform="none" fo:color="#1d2125" loext:opacity="100%" style:font-name="Roboto" fo:font-size="9pt" fo:letter-spacing="normal" fo:font-style="normal" fo:font-weight="normal"/>
    </style:style>
    <style:style style:name="T2" style:family="text">
      <style:text-properties fo:font-variant="normal" fo:text-transform="none" fo:color="#1d2125" loext:opacity="100%" style:font-name="Roboto" fo:font-size="9pt" fo:letter-spacing="normal" fo:font-style="normal" fo:font-weight="normal" officeooo:rsid="001ad313"/>
    </style:style>
    <style:style style:name="T3" style:family="text">
      <style:text-properties fo:font-variant="normal" fo:text-transform="none" fo:color="#1d2125" loext:opacity="100%" style:font-name="Roboto" fo:font-size="9pt" fo:letter-spacing="normal" fo:font-style="normal" fo:font-weight="normal" officeooo:rsid="001b046e"/>
    </style:style>
    <style:style style:name="T4" style:family="text">
      <style:text-properties fo:font-variant="normal" fo:text-transform="none" fo:color="#1d2125" loext:opacity="100%" style:font-name="Roboto" fo:font-size="9pt" fo:letter-spacing="normal" fo:font-style="normal" fo:font-weight="normal" officeooo:rsid="001be1df"/>
    </style:style>
    <style:style style:name="T5" style:family="text">
      <style:text-properties fo:font-variant="normal" fo:text-transform="none" fo:color="#1d2125" loext:opacity="100%" style:font-name="Roboto" fo:font-size="9pt" fo:letter-spacing="normal" fo:font-style="normal" fo:font-weight="normal" officeooo:rsid="001be6c3"/>
    </style:style>
    <style:style style:name="T6" style:family="text">
      <style:text-properties fo:font-variant="normal" fo:text-transform="none" fo:color="#1d2125" loext:opacity="100%" style:font-name="Roboto" fo:font-size="9pt" fo:letter-spacing="normal" fo:font-style="normal" fo:font-weight="normal" officeooo:rsid="001d019a"/>
    </style:style>
    <style:style style:name="T7" style:family="text">
      <style:text-properties fo:font-variant="normal" fo:text-transform="none" fo:color="#1d2125" loext:opacity="100%" style:font-name="Roboto" fo:font-size="9pt" fo:letter-spacing="normal" fo:font-style="normal" fo:font-weight="normal" officeooo:rsid="001d6b14"/>
    </style:style>
    <style:style style:name="T8" style:family="text">
      <style:text-properties fo:font-variant="normal" fo:text-transform="none" fo:color="#1d2125" loext:opacity="100%" style:font-name="Roboto" fo:font-size="9pt" fo:letter-spacing="normal" fo:font-style="normal" fo:font-weight="normal" officeooo:rsid="001e2823"/>
    </style:style>
    <style:style style:name="T9" style:family="text">
      <style:text-properties fo:font-variant="normal" fo:text-transform="none" fo:color="#1d2125" loext:opacity="100%" style:font-name="Roboto" fo:font-size="9pt" fo:letter-spacing="normal" fo:font-style="normal" fo:font-weight="bold" officeooo:rsid="001d6b14" style:font-weight-asian="bold" style:font-weight-complex="bold"/>
    </style:style>
    <style:style style:name="T10" style:family="text">
      <style:text-properties fo:font-variant="normal" fo:text-transform="none" fo:color="#1d2125" loext:opacity="100%" style:font-name="Roboto" fo:font-size="9pt" fo:letter-spacing="normal" fo:font-style="normal" officeooo:rsid="001d6b14"/>
    </style:style>
    <style:style style:name="T11" style:family="text">
      <style:text-properties officeooo:rsid="0019558d"/>
    </style:style>
    <style:style style:name="T12" style:family="text">
      <style:text-properties officeooo:rsid="001be1df"/>
    </style:style>
    <style:style style:name="T13" style:family="text">
      <style:text-properties officeooo:rsid="001be6c3"/>
    </style:style>
    <style:style style:name="T14" style:family="text">
      <style:text-properties fo:color="#ff4000" loext:opacity="100%"/>
    </style:style>
    <style:style style:name="T15" style:family="text">
      <style:text-properties fo:color="#000000" loext:opacity="100%"/>
    </style:style>
    <style:style style:name="T16" style:family="text">
      <style:text-properties fo:color="#ff0000" loext:opacity="100%"/>
    </style:style>
    <style:style style:name="T17" style:family="text">
      <style:text-properties fo:color="#111111" loext:opacity="100%"/>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Retour à l’équipe 404 fait par le groupe Placide.</text:p>
      <text:p text:style-name="P2"/>
      <text:p text:style-name="P4"><text:span text:style-name="T11">Analyse du CV et LM de Alexandre L’HUMEAU</text:span></text:p>
      <text:list xml:id="list1308575450" text:style-name="L2">
        <text:list-item>
          <text:p text:style-name="P9"><text:span text:style-name="T1">le CV est-il correct sur la forme (orthographe, ponctuation, alignes, puces, etc)</text:span></text:p>
          <text:p text:style-name="P9"><text:span text:style-name="T1"/></text:p>
          <text:p text:style-name="P6"><text:span text:style-name="T1">- Pour le deux dernières expériences, la date dans laquelle elles se sont déroulées j’utiliserais plutôt un format plus général du genre « Juin-Août 2021-2023 » et Avril 2019 – Juillet 2019. Ainsi que la description soit séparée de la date de déroulement.</text:span></text:p>
          <text:p text:style-name="P6"><text:span text:style-name="T1">- </text:span><text:span text:style-name="T2">Pour la partie éducation, je donnerais tout le titre de la formation (pour le cas de Paris 8 licence informatique parcours en conception et programmation de jeux vidéos). Également, séparer la date de déroulement de la description de celle-ci</text:span></text:p>
          <text:p text:style-name="P6"><text:span text:style-name="T2">- Il y a un double espace entre baccalauréat et le mot général</text:span></text:p>
          <text:p text:style-name="P6"><text:span text:style-name="T2"/></text:p>
        </text:list-item>
        <text:list-item>
          <text:p text:style-name="P9"><text:span text:style-name="T1">le CV a-t-il un contenu optimisé pour la formation choisie</text:span></text:p>
          <text:p text:style-name="P9"><text:span text:style-name="T1"/></text:p>
          <text:p text:style-name="P10"><text:span text:style-name="T1">- </text:span><text:span text:style-name="T2">De manière générale, le CV est très sobre, bien organisé et attire l’attention du lecteur. Il est facile à repérer des informations clés, </text:span><text:span text:style-name="T3">mais il serait plus intéressant de mettre en avant des projets réalisés, soit de manière indépendante (plus en précisant une expérience en free-lance), soit tout au long des études, que de parler des expériences professionnelles hors du cadre informatique. <text:s/></text:span><text:span text:style-name="T2"><text:s text:c="2"/></text:span></text:p>
        </text:list-item>
        <text:list-item>
          <text:p text:style-name="P9"><text:span text:style-name="T1">la LM est-elle en français correct, sans aucune faute ?</text:span></text:p>
          <text:p text:style-name="P9"><text:span text:style-name="T1"/></text:p>
          <text:p text:style-name="P9"><text:span text:style-name="T1">- </text:span><text:span text:style-name="T3">L’adresse du récepteur (établissement éducatif) je la mettrais plutôt à droite.</text:span></text:p>
          <text:p text:style-name="P9"><text:span text:style-name="T3">- </text:span><text:span text:style-name="T4">Le premier est deuxième paragraphe pourraient en faire un seul.</text:span></text:p>
          <text:p text:style-name="P9"><text:span text:style-name="T4"/></text:p>
        </text:list-item>
        <text:list-item>
          <text:p text:style-name="P9"><text:span text:style-name="T1">la LM est-elle adaptée pour la formation choisie ?</text:span></text:p>
          <text:p text:style-name="P9"><text:span text:style-name="T1"/></text:p>
          <text:p text:style-name="P11"><text:span text:style-name="T4">En général, la LM est bien adaptée pour la formation choisit, chaque paragraphe précise bien pourquoi cette formation contribuerait à l’enrichissement académique d’Alexandre. Je juste conseillerais de parler un peu plus de l’expérience acquis à Paris 8 en tant qu’informaticien car dans le CV aussi toute cette expérience à faire des projets n’est pas mise en avant.</text:span></text:p>
        </text:list-item>
      </text:list>
      <text:p text:style-name="P13"><text:span text:style-name="T4"/></text:p>
      <text:p text:style-name="P5"><text:span text:style-name="T11">Analyse du CV et LM de </text:span><text:span text:style-name="T13">Nathan AGUESS </text:span></text:p>
      <text:p text:style-name="P5"/>
      <text:list xml:id="list221602463776617" text:continue-numbering="true" text:style-name="L2">
        <text:list-item>
          <text:p text:style-name="P12"><text:span text:style-name="T1">le CV est-il correct sur la forme (orthographe, ponctuation, alignes, puces, etc)</text:span></text:p>
          <text:p text:style-name="P12"><text:span text:style-name="T1"/></text:p>
          <text:p text:style-name="P7"><text:span text:style-name="T2">- </text:span><text:span text:style-name="T5">C’est une bonne idée de mettre les logos car ça attire l’attention, mais dans certains cas ceux-ci cachent du texte et la lisibilité du CV se réduit.</text:span></text:p>
          <text:p text:style-name="P7"><text:span text:style-name="T5">- </text:span><text:span text:style-name="T6">Personnellement, la présentation des semestres comme 1/2, 3/4 et 5/6 me paraît peu usuel, plutôt parler des années ou licence +1, et ainsi de suite. Aussi, à mon avis montrer sa moyenne dans son CV me parait pas très utilisée, plutôt montrer cela dans la LM. </text:span></text:p>
          <text:p text:style-name="P7"><text:span text:style-name="T6">- La couleur des logos utilisés dans les coordonnées ne se voit pas très bien à cause de la couleur du background. </text:span></text:p>
          <text:p text:style-name="P7"><text:span text:style-name="T6">- </text:span><text:span text:style-name="T7">La liste des langage des programmation n’est pas aligné, les derniers sont décalés vers le haut.</text:span></text:p>
          <text:p text:style-name="P7"><text:span text:style-name="T7">- Il manque un s à la fin dans le titre de compétences informatique</text:span><text:span text:style-name="T9">s</text:span></text:p>
          <text:p text:style-name="P1"><text:span text:style-name="T10">- Dans langues, mettre seulement l’anglais c’est du gaspillage d’espace, mettre aussi le français même si l’on sait qu’il est possible qu’il soit la langue maternelle de la personne.</text:span></text:p>
          <text:p text:style-name="P7"><text:span text:style-name="T6">- même si le CV est présenté en forme numérisé et on peut accéder au</text:span><text:span text:style-name="T7">x</text:span><text:span text:style-name="T6"> lien</text:span><text:span text:style-name="T7">s mis à disposition</text:span><text:span text:style-name="T6">, si l’on </text:span><text:span text:style-name="T7">l’</text:span><text:span text:style-name="T6">imprime </text:span><text:span text:style-name="T7">on perd cette information (le cas de la page qui dirige au github précisément). </text:span></text:p>
          <text:p text:style-name="P7"><text:span text:style-name="T7"/></text:p>
        </text:list-item>
        <text:list-item>
          <text:p text:style-name="P12"><text:span text:style-name="T1">le CV a-t-il un contenu optimisé pour la formation choisie</text:span></text:p>
          <text:p text:style-name="P12"><text:span text:style-name="T1"/></text:p>
          <text:p text:style-name="P12"><text:span text:style-name="T1">- </text:span><text:span text:style-name="T7">A mon avis, il y a certaines sections du CV qui ne sont pas optimisées ou présenter pour attirer l’attention du lecteur. Plus spécifiquement, une expérience professionnelle présenté vaguement ou une liste des projets sans rien ajouter de plus. Je dirais qu’il serait mieux de profiter de l’espace en nommant juste une fois Paris 8 dans la section de formation et preciser beaucoup plus la section de projets qui viendrait à completer peut-être le manque d’une expérience </text:span><text:soft-page-break/><text:span text:style-name="T7">professionnelle (on en nomme une, mais sans rien préciser non plus et qui n’est pas en lien avec le domaine).</text:span></text:p>
          <text:p text:style-name="P12"><text:span text:style-name="T7"/></text:p>
        </text:list-item>
        <text:list-item>
          <text:p text:style-name="P12"><text:span text:style-name="T1">la LM est-elle en français correct, sans aucune faute ?</text:span></text:p>
          <text:p text:style-name="P12"><text:span text:style-name="T1"/></text:p>
          <text:p text:style-name="P3"><text:span text:style-name="T12">- T</text:span>out le texte de la LM n’est pas justifié.</text:p>
          <text:p text:style-name="P3">- Des erreurs de grammaire dans certaines phrases. Par exemple : j’ai obtenu<text:span text:style-name="T14">e </text:span><text:span text:style-name="T15">beaucoup d’expérience(s) enrichissantes, me permettant sans crainte de vouloir continu</text:span><text:span text:style-name="T14">é </text:span><text:span text:style-name="T17">à peaufin</text:span><text:span text:style-name="T16">é</text:span><text:span text:style-name="T17"> …</text:span><text:span text:style-name="T15">. au cours de ma </text:span><text:span text:style-name="T16">L</text:span><text:span text:style-name="T15">icence, o</text:span><text:span text:style-name="T16">ù</text:span><text:span text:style-name="T15"> …</text:span><text:span text:style-name="T16">. </text:span><text:span text:style-name="T15">je pourrai continu</text:span><text:span text:style-name="T16">é de </text:span><text:span text:style-name="T15">(à ?)…. et me spécialis</text:span><text:span text:style-name="T16">é</text:span></text:p>
          <text:p text:style-name="P3"/>
        </text:list-item>
        <text:list-item>
          <text:p text:style-name="P12"><text:span text:style-name="T1">la LM est-elle adaptée pour la formation choisie ?</text:span></text:p>
          <text:p text:style-name="P8"><text:span text:style-name="T4">C</text:span><text:span text:style-name="T1">ette LM exprime bien le souhait de rejoindre la formation ciblée. Cependant, comme il a été déjà mentionné auparavant, il serait une bonne idée de parler plus précisément des projets ou expérience académiques qui ont enrichi </text:span><text:span text:style-name="T8">ou marqué pour souhaiter ainsi intégrer un parcours donné et pas un autre</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Roboto" svg:font-family="Roboto"/>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09T19:51:22.529000000</meta:creation-date>
    <dc:date>2023-11-09T22:16:01.722000000</dc:date>
    <meta:editing-duration>PT4M1S</meta:editing-duration>
    <meta:editing-cycles>1</meta:editing-cycles>
    <meta:document-statistic meta:table-count="0" meta:image-count="0" meta:object-count="0" meta:page-count="2" meta:paragraph-count="41" meta:word-count="775" meta:character-count="4376" meta:non-whitespace-character-count="3659"/>
    <meta:generator>LibreOffice/7.1.2.2$Windows_X86_64 LibreOffice_project/8a45595d069ef5570103caea1b71cc9d82b2aae4</meta:generator>
  </office:meta>
</office:document-meta>
</file>